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518D6B0FBB1DD69C91.png" manifest:media-type="image/png"/>
  <manifest:file-entry manifest:full-path="Pictures/10000001000001F400000165D174FCCAA91C1D8C.png" manifest:media-type="image/png"/>
  <manifest:file-entry manifest:full-path="Pictures/10000000000003E8000002EEB2F671E09071DCBA.jpg" manifest:media-type="image/jpeg"/>
  <manifest:file-entry manifest:full-path="Pictures/100000000000013D00000135124B916A038285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5.373cm" fo:min-width="18.55cm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6.4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14.42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34cm" fo:min-width="4.5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2cm" svg:stroke-color="#ff0000" draw:marker-start-width="0.356cm" draw:marker-end="Arrowheads_20_1" draw:marker-end-width="0.457cm" draw:fill="none" draw:fill-color="#ff0000" draw:textarea-vertical-align="middle" fo:padding-top="0.176cm" fo:padding-bottom="0.176cm" fo:padding-left="0.301cm" fo:padding-right="0.301cm"/>
      <style:paragraph-properties style:writing-mode="lr-tb"/>
    </style:style>
    <style:style style:name="gr7" style:family="graphic" style:parent-style-name="objectwithoutfill">
      <style:graphic-properties svg:stroke-width="0.102cm" svg:stroke-color="#ff0000" draw:marker-start-width="0.356cm" draw:marker-end="Arrowheads_20_1" draw:marker-end-width="0.457cm" draw:fill="none" draw:fill-color="#ff0000" draw:textarea-vertical-align="middle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14cm" fo:min-width="4.60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4.55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29cm" fo:min-width="4.262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standard">
      <style:graphic-properties draw:stroke="none" draw:fill="none" fo:min-height="0.702cm"/>
      <style:paragraph-properties style:writing-mode="lr-tb"/>
    </style:style>
    <style:style style:name="gr15" style:family="graphic" style:parent-style-name="objectwithoutfill">
      <style:graphic-properties svg:stroke-width="0.406cm" svg:stroke-color="#ff0000" draw:marker-start-width="0.813cm" draw:marker-end="Arrowheads_20_1" draw:marker-end-width="0.914cm" draw:fill="none" draw:fill-color="#ff0000" draw:textarea-vertical-align="middle" fo:padding-top="0.327cm" fo:padding-bottom="0.327cm" fo:padding-left="0.452cm" fo:padding-right="0.452cm"/>
      <style:paragraph-properties style:writing-mode="lr-tb"/>
    </style:style>
    <style:style style:name="gr16" style:family="graphic" style:parent-style-name="standard">
      <style:graphic-properties draw:stroke="none" draw:fill="none" fo:min-height="0.70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 draw:fill-color="#ff0000"/>
      <style:paragraph-properties fo:text-align="center"/>
      <style:text-properties fo:font-size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5.623cm" svg:x="1.317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1.588cm" svg:x="7.667cm" svg:y="5.127cm">
          <text:p text:style-name="P2">Button Hand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922cm" svg:height="0.952cm" svg:x="3.54cm" svg:y="7.985cm">
          <text:p text:style-name="P2">Event Manag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.684cm" svg:x="13.382cm" svg:y="12.333cm">
          <text:p text:style-name="P2">Keyboard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905cm" svg:height="1.905cm" svg:x="10.207cm" svg:y="2.27cm">
          <draw:image xlink:href="Pictures/100000000000013D00000135124B916A03828547.png" xlink:type="simple" xlink:show="embed" xlink:actuate="onLoad" draw:mime-type="image/png">
            <text:p/>
          </draw:image>
        </draw:frame>
        <draw:line draw:style-name="gr6" draw:text-style-name="P3" draw:layer="layout" svg:x1="11.16cm" svg:y1="4.174cm" svg:x2="11.16cm" svg:y2="5.127cm">
          <text:p text:style-name="P2"/>
          <text:p text:style-name="P2"/>
        </draw:line>
        <draw:line draw:style-name="gr7" draw:text-style-name="P3" draw:layer="layout" svg:x1="11.16cm" svg:y1="6.715cm" svg:x2="11.16cm" svg:y2="7.985cm">
          <text:p text:style-name="P2"/>
        </draw:line>
        <draw:custom-shape draw:style-name="gr8" draw:text-style-name="P4" draw:layer="layout" svg:width="5.08cm" svg:height="1.905cm" svg:x="3.54cm" svg:y="8.937cm">
          <text:p text:style-name="P4"><text:span text:style-name="T1">caliper_read_value(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107cm" svg:height="1.864cm" svg:x="13.355cm" svg:y="8.978cm">
          <text:p text:style-name="P4"><text:span text:style-name="T1">keyboard_send_string(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52cm" svg:height="1.27cm" svg:x="13.41cm" svg:y="15.605cm">
          <text:p text:style-name="P2">BLE Base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27cm" svg:y1="10.842cm" svg:x2="5.127cm" svg:y2="12.112cm">
          <text:p/>
        </draw:line>
        <draw:line draw:style-name="gr7" draw:text-style-name="P3" draw:layer="layout" svg:x1="17.509cm" svg:y1="14.018cm" svg:x2="17.51cm" svg:y2="15.605cm">
          <text:p/>
        </draw:line>
        <draw:custom-shape draw:style-name="gr11" draw:text-style-name="P4" draw:layer="layout" svg:width="4.762cm" svg:height="1.879cm" svg:x="8.594cm" svg:y="8.963cm">
          <text:p text:style-name="P4"><text:span text:style-name="T1">format value to string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.032cm" svg:y1="12.112cm" svg:x2="7.032cm" svg:y2="10.842cm">
          <text:p text:style-name="P5"><text:span text:style-name="T2">Value</text:span></text:p>
        </draw:line>
        <draw:frame draw:style-name="gr5" draw:text-style-name="P2" draw:layer="layout" svg:width="5.23cm" svg:height="3.794cm" draw:transform="skewX (0.0268780704807126) rotate (0.478045682121247) translate (3.908cm 16.106cm)">
          <draw:image xlink:href="Pictures/10000000000003E8000002EEB2F671E09071DCBA.jpg" xlink:type="simple" xlink:show="embed" xlink:actuate="onLoad" draw:mime-type="image/jpeg">
            <text:p/>
          </draw:image>
        </draw:frame>
        <draw:line draw:style-name="gr7" draw:text-style-name="P6" draw:layer="layout" svg:x1="6.08cm" svg:y1="16.24cm" svg:x2="6.08cm" svg:y2="14.017cm">
          <text:p/>
        </draw:line>
        <draw:custom-shape draw:style-name="gr8" draw:text-style-name="P2" draw:layer="layout" svg:width="5.08cm" svg:height="1.905cm" svg:x="3.54cm" svg:y="12.112cm">
          <text:p text:style-name="P2">Calipe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334cm" svg:y1="14.017cm" svg:x2="14.335cm" svg:y2="15.604cm">
          <text:p/>
        </draw:line>
        <draw:line draw:style-name="gr7" draw:text-style-name="P3" draw:layer="layout" svg:x1="14.969cm" svg:y1="14.017cm" svg:x2="14.97cm" svg:y2="15.604cm">
          <text:p/>
        </draw:line>
        <draw:line draw:style-name="gr7" draw:text-style-name="P3" draw:layer="layout" svg:x1="15.605cm" svg:y1="14.018cm" svg:x2="15.606cm" svg:y2="15.605cm">
          <text:p/>
        </draw:line>
        <draw:line draw:style-name="gr7" draw:text-style-name="P3" draw:layer="layout" svg:x1="16.24cm" svg:y1="14.018cm" svg:x2="16.241cm" svg:y2="15.605cm">
          <text:p/>
        </draw:line>
        <draw:line draw:style-name="gr7" draw:text-style-name="P3" draw:layer="layout" svg:x1="16.874cm" svg:y1="14.018cm" svg:x2="16.875cm" svg:y2="15.605cm">
          <text:p/>
        </draw:line>
        <draw:line draw:style-name="gr7" draw:text-style-name="P3" draw:layer="layout" svg:x1="15.923cm" svg:y1="10.817cm" svg:x2="15.924cm" svg:y2="12.404cm">
          <text:p/>
        </draw:line>
        <draw:frame draw:style-name="gr12" draw:text-style-name="P7" draw:layer="layout" svg:width="2.073cm" svg:height="0.963cm" svg:x="7.182cm" svg:y="11.149cm">
          <draw:text-box>
            <text:p>value</text:p>
          </draw:text-box>
        </draw:frame>
        <draw:line draw:style-name="gr7" draw:text-style-name="P3" draw:layer="layout" svg:x1="15.923cm" svg:y1="10.817cm" svg:x2="15.924cm" svg:y2="12.404cm">
          <text:p/>
        </draw:line>
        <draw:frame draw:style-name="gr13" draw:text-style-name="P7" draw:layer="layout" svg:width="5.398cm" svg:height="1.114cm" svg:x="11.159cm" svg:y="10.998cm">
          <draw:text-box>
            <text:p>character string</text:p>
          </draw:text-box>
        </draw:frame>
        <draw:frame draw:style-name="gr12" draw:text-style-name="P7" draw:layer="layout" svg:width="3.978cm" svg:height="1.673cm" svg:x="10.525cm" svg:y="14.017cm">
          <draw:text-box>
            <text:p>encoded characters</text:p>
          </draw:text-box>
        </draw:frame>
        <draw:frame draw:style-name="gr14" draw:text-style-name="P7" draw:layer="layout" svg:width="5.08cm" svg:height="0.962cm" svg:x="12.112cm" svg:y="4.165cm">
          <draw:text-box>
            <text:p>button press</text:p>
          </draw:text-box>
        </draw:frame>
        <draw:frame draw:style-name="gr14" draw:text-style-name="P7" draw:layer="layout" svg:width="5.08cm" svg:height="0.962cm" svg:x="11.795cm" svg:y="6.715cm">
          <draw:text-box>
            <text:p>button event</text:p>
          </draw:text-box>
        </draw:frame>
        <draw:frame draw:style-name="gr5" draw:text-style-name="P2" draw:layer="layout" svg:width="7.399cm" svg:height="5.283cm" svg:x="12.016cm" svg:y="17.307cm">
          <draw:image xlink:href="Pictures/10000001000001F400000165D174FCCAA91C1D8C.png" xlink:type="simple" xlink:show="embed" xlink:actuate="onLoad" draw:mime-type="image/png">
            <text:p/>
          </draw:image>
        </draw:frame>
        <draw:line draw:style-name="gr15" draw:text-style-name="P3" draw:layer="layout" svg:x1="15.605cm" svg:y1="16.875cm" svg:x2="15.585cm" svg:y2="18.779cm">
          <text:p/>
        </draw:line>
        <draw:frame draw:style-name="gr5" draw:text-style-name="P2" draw:layer="layout" svg:width="9.031cm" svg:height="5.072cm" svg:x="1.952cm" svg:y="21.002cm">
          <draw:image xlink:href="Pictures/1000000100000258000001518D6B0FBB1DD69C91.png" xlink:type="simple" xlink:show="embed" xlink:actuate="onLoad" draw:mime-type="image/png">
            <text:p/>
          </draw:image>
        </draw:frame>
        <draw:line draw:style-name="gr15" draw:text-style-name="P3" draw:layer="layout" svg:x1="13.065cm" svg:y1="21.637cm" svg:x2="10.525cm" svg:y2="22.907cm">
          <text:p/>
        </draw:line>
        <draw:frame draw:style-name="gr12" draw:text-style-name="P8" draw:layer="layout" svg:width="3.978cm" svg:height="1.673cm" svg:x="13.7cm" svg:y="22.272cm">
          <draw:text-box>
            <text:p text:style-name="P2">Bluetooth</text:p>
            <text:p text:style-name="P2">Cloud</text:p>
          </draw:text-box>
        </draw:frame>
        <draw:frame draw:style-name="gr16" draw:text-style-name="P8" draw:layer="layout" svg:width="5.715cm" svg:height="0.962cm" svg:x="3.54cm" svg:y="19.732cm">
          <draw:text-box>
            <text:p text:style-name="P2">Host App -- CA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16:38:45.531019629</meta:creation-date>
    <dc:date>2023-05-24T18:26:31.030260610</dc:date>
    <meta:editing-duration>PT8M15S</meta:editing-duration>
    <meta:editing-cycles>3</meta:editing-cycles>
    <meta:generator>LibreOffice/7.3.7.2$Linux_X86_64 LibreOffice_project/30$Build-2</meta:generator>
    <meta:document-statistic meta:object-count="35"/>
  </office:meta>
</office:document-meta>
</file>